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fo:language="es" fo:country="ES"/>
    </style:style>
    <style:style style:name="P2" style:family="paragraph" style:parent-style-name="Standard">
      <style:text-properties fo:language="es" fo:country="ES" officeooo:rsid="00132b1b" officeooo:paragraph-rsid="00132b1b"/>
    </style:style>
    <style:style style:name="P3" style:family="paragraph" style:parent-style-name="Standard">
      <style:text-properties fo:language="es" fo:country="ES" officeooo:rsid="00117356" officeooo:paragraph-rsid="00117356"/>
    </style:style>
    <style:style style:name="P4" style:family="paragraph" style:parent-style-name="Standard">
      <style:text-properties fo:language="es" fo:country="ES" officeooo:rsid="0012ec43" officeooo:paragraph-rsid="0012ec43"/>
    </style:style>
    <style:style style:name="P5" style:family="paragraph" style:parent-style-name="Text_20_body">
      <style:text-properties fo:language="es" fo:country="ES"/>
    </style:style>
    <style:style style:name="T1" style:family="text">
      <style:text-properties officeooo:rsid="0014de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sos de Uso</text:h>
      <text:p text:style-name="P3"/>
      <text:p text:style-name="P5">Extends→ se usa cuando solo 1 caso de uso usa “el caso de uso”</text:p>
      <text:p text:style-name="P3"/>
      <text:p text:style-name="P5">Uses→ se usa para cuando un caso es usado por mas de 1 caso de uso.</text:p>
      <text:p text:style-name="P3"/>
      <text:p text:style-name="P5">Nombre del caso de uso</text:p>
      <text:p text:style-name="P5">Descripción<text:span text:style-name="T1"> </text:span></text:p>
      <text:p text:style-name="P5">Actores</text:p>
      <text:p text:style-name="P5">Precondiciones</text:p>
      <text:p text:style-name="P5">Curso no<text:span text:style-name="T1">rmal</text:span> → Acciones del Actor y Acciones del Sistema Curso Alterno:pasos alternativos al <text:span text:style-name="T1">Curso Alterno</text:span></text:p>
      <text:p text:style-name="P5">Postcondicion</text:p>
      <text:p text:style-name="P4"/>
      <text:p text:style-name="P5">Ejemplo Practico</text:p>
      <text:p text:style-name="P4"/>
      <text:p text:style-name="P5">Actores:</text:p>
      <text:p text:style-name="P5">usuario registrado</text:p>
      <text:p text:style-name="P5">tiempo</text:p>
      <text:p text:style-name="P5">servidor externo</text:p>
      <text:p text:style-name="P5">usuario visitante</text:p>
      <text:p text:style-name="P2"/>
      <text:p text:style-name="P5">Casos de uso</text:p>
      <text:p text:style-name="P5">Registrarse</text:p>
      <text:p text:style-name="P5">inciar y cerrar sesion</text:p>
      <text:p text:style-name="P5">pagar</text:p>
      <text:p text:style-name="P5">actualizar catalogo</text:p>
      <text:p text:style-name="P5">visualizar pelicula completa(usuario registrado)</text:p>
      <text:p text:style-name="P5">ver el trailer (ambos usuarios)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4:51:50.554339274</meta:creation-date>
    <dc:date>2025-09-05T15:29:25.241506474</dc:date>
    <meta:editing-duration>PT37M32S</meta:editing-duration>
    <meta:editing-cycles>5</meta:editing-cycles>
    <meta:generator>LibreOffice/7.4.2.3$MacOSX_AARCH64 LibreOffice_project/382eef1f22670f7f4118c8c2dd222ec7ad009daf</meta:generator>
    <meta:document-statistic meta:table-count="0" meta:image-count="0" meta:object-count="0" meta:page-count="1" meta:paragraph-count="22" meta:word-count="88" meta:character-count="544" meta:non-whitespace-character-count="477"/>
  </office:meta>
</office:document-meta>
</file>